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Arial1" svg:font-family="Arial"/>
    <style:font-face style:font-family-generic="swiss" style:name="Arial" svg:font-family="Arial"/>
    <style:font-face style:font-pitch="variable" style:name="Arial Unicode MS" svg:font-family="'Arial Unicode MS'"/>
    <style:font-face style:font-pitch="variable" style:name="HG Mincho Light J" svg:font-family="'HG Mincho Light J'"/>
    <style:font-face style:font-family-generic="swiss" style:font-pitch="variable" style:name="Albany" svg:font-family="Albany"/>
    <style:font-face style:font-family-generic="swiss" style:font-pitch="variable" style:name="Arial2" svg:font-family="Arial"/>
    <style:font-face style:font-adornments="Regular" style:font-family-generic="swiss" style:font-pitch="variable" style:name="Arial3" svg:font-family="Arial"/>
    <style:font-face style:font-family-generic="swiss" style:font-pitch="variable" style:name="Liberation Sans" svg:font-family="'Liberation Sans'"/>
    <style:font-face style:font-family-generic="system" style:font-pitch="variable" style:name="DejaVu Sans" svg:font-family="'DejaVu Sans'"/>
  </office:font-face-decls>
  <office:automatic-styles>
    <style:style style:family="table-column" style:name="co1">
      <style:table-column-properties fo:break-before="auto" style:column-width="27.38mm"/>
    </style:style>
    <style:style style:family="table-column" style:name="co2">
      <style:table-column-properties fo:break-before="auto" style:column-width="66.11mm"/>
    </style:style>
    <style:style style:family="table-column" style:name="co3">
      <style:table-column-properties fo:break-before="auto" style:column-width="20.3mm"/>
    </style:style>
    <style:style style:family="table-column" style:name="co4">
      <style:table-column-properties fo:break-before="auto" style:column-width="1.62mm"/>
    </style:style>
    <style:style style:family="table-column" style:name="co5">
      <style:table-column-properties fo:break-before="auto" style:column-width="16.69mm"/>
    </style:style>
    <style:style style:family="table-column" style:name="co6">
      <style:table-column-properties fo:break-before="auto" style:column-width="19.01mm"/>
    </style:style>
    <style:style style:family="table-column" style:name="co7">
      <style:table-column-properties fo:break-before="auto" style:column-width="30.41mm"/>
    </style:style>
    <style:style style:family="table-column" style:name="co8">
      <style:table-column-properties fo:break-before="auto" style:column-width="40.09mm"/>
    </style:style>
    <style:style style:family="table-column" style:name="co9">
      <style:table-column-properties fo:break-before="auto" style:column-width="17.67mm"/>
    </style:style>
    <style:style style:family="table-column" style:name="co10">
      <style:table-column-properties fo:break-before="auto" style:column-width="22.58mm"/>
    </style:style>
    <style:style style:family="table-row" style:name="ro1">
      <style:table-row-properties fo:break-before="auto" style:row-height="14.85mm" style:use-optimal-row-height="false"/>
    </style:style>
    <style:style style:family="table-row" style:name="ro2">
      <style:table-row-properties fo:break-before="auto" style:row-height="8.01mm" style:use-optimal-row-height="false"/>
    </style:style>
    <style:style style:family="table-row" style:name="ro3">
      <style:table-row-properties fo:break-before="auto" style:row-height="4.52mm" style:use-optimal-row-height="true"/>
    </style:style>
    <style:style style:family="table" style:master-page-name="Default" style:name="ta1">
      <style:table-properties style:writing-mode="lr-tb" table:display="true"/>
    </style:style>
    <number:date-style number:automatic-order="true" style:name="N36">
      <number:day number:style="long"/>
      <number:text>/</number:text>
      <number:month number:style="long"/>
      <number:text>/</number:text>
      <number:year number:style="long"/>
    </number:date-style>
    <number:date-style number:automatic-order="true" style:name="N37">
      <number:day number:style="long"/>
      <number:text>/</number:text>
      <number:month number:style="long"/>
      <number:text>/</number:text>
      <number:year/>
    </number:date-style>
    <style:style style:data-style-name="N36" style:family="table-cell" style:name="ce1" style:parent-style-name="Default">
      <style:table-cell-properties fo:border="0.99pt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style="normal" fo:font-weight="bold" style:font-name="Arial" style:text-underline-style="none"/>
    </style:style>
    <style:style style:data-style-name="N36" style:family="table-cell" style:name="ce2" style:parent-style-name="Tabela">
      <style:table-cell-properties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normal" style:font-name="Arial" style:text-underline-style="none"/>
    </style:style>
    <style:style style:data-style-name="N0" style:family="table-cell" style:name="ce3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value-type" style:vertical-align="bottom"/>
      <style:text-properties fo:color="#000000" fo:font-size="12pt" fo:font-weight="normal" style:font-name="Arial1" style:text-underline-style="none"/>
    </style:style>
    <style:style style:data-style-name="N36" style:family="table-cell" style:name="ce4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normal" style:font-name="Arial" style:text-underline-style="none"/>
    </style:style>
    <style:style style:data-style-name="N36" style:family="table-cell" style:name="ce5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margin-left="0mm" fo:text-align="start"/>
      <style:text-properties fo:color="#000000" fo:font-size="12pt" fo:font-weight="normal" style:font-name="Arial" style:text-underline-style="none"/>
    </style:style>
    <style:style style:data-style-name="N0" style:family="table-cell" style:name="ce6" style:parent-style-name="Default">
      <style:table-cell-properties fo:border="0.99pt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start"/>
      <style:text-properties fo:color="#000000" fo:font-size="12pt" fo:font-weight="bold" style:font-name="Arial" style:text-underline-style="none"/>
    </style:style>
    <style:style style:data-style-name="N0" style:family="table-cell" style:name="ce7" style:parent-style-name="Default">
      <style:table-cell-properties fo:border="0.99pt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start"/>
      <style:text-properties fo:color="#000000" fo:font-size="12pt" fo:font-weight="normal" style:font-name="Arial" style:text-underline-style="none"/>
    </style:style>
    <style:style style:data-style-name="N0" style:family="table-cell" style:name="ce8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start"/>
      <style:text-properties fo:color="#000000" fo:font-size="12pt" fo:font-weight="normal" style:font-name="Arial" style:text-underline-style="none"/>
    </style:style>
    <style:style style:data-style-name="N134" style:family="table-cell" style:name="ce9" style:parent-style-name="Default">
      <style:table-cell-properties fo:border="0.99pt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bold" style:font-name="Arial" style:text-underline-style="none"/>
    </style:style>
    <style:style style:data-style-name="N134" style:family="table-cell" style:name="ce10" style:parent-style-name="Default">
      <style:table-cell-properties fo:border="0.99pt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normal" style:font-name="Arial" style:text-underline-style="none"/>
    </style:style>
    <style:style style:data-style-name="N134" style:family="table-cell" style:name="ce11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normal" style:font-name="Arial" style:text-underline-style="none"/>
    </style:style>
    <style:style style:data-style-name="N134" style:family="table-cell" style:name="ce12" style:parent-style-name="Default">
      <style:table-cell-properties fo:border-bottom="none" fo:border-left="0.99pt solid #000000" fo:border-right="0.99pt solid #000000" fo:border-top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bold" style:font-name="Arial" style:text-underline-style="none"/>
    </style:style>
    <style:style style:data-style-name="N134" style:family="table-cell" style:name="ce13" style:parent-style-name="Default">
      <style:table-cell-properties fo:border-bottom="none" fo:border-left="0.99pt solid #000000" fo:border-right="0.99pt solid #000000" fo:border-top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normal" style:font-name="Arial" style:text-underline-style="none"/>
    </style:style>
    <style:style style:data-style-name="N0" style:family="table-cell" style:name="ce14" style:parent-style-name="Default">
      <style:table-cell-properties fo:border="0.99pt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bold" style:font-name="Arial" style:text-underline-style="none"/>
    </style:style>
    <style:style style:data-style-name="N0" style:family="table-cell" style:name="ce15" style:parent-style-name="Default">
      <style:table-cell-properties fo:border="0.99pt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normal" style:font-name="Arial" style:text-underline-style="none"/>
    </style:style>
    <style:style style:data-style-name="N0" style:family="table-cell" style:name="ce16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normal" style:font-name="Arial" style:text-underline-style="none"/>
    </style:style>
    <style:style style:data-style-name="N36" style:family="table-cell" style:name="ce17" style:parent-style-name="Default">
      <style:table-cell-properties fo:border="0.99pt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bold" style:font-name="Arial" style:text-underline-style="none"/>
    </style:style>
    <style:style style:data-style-name="N0" style:family="table-cell" style:name="ce18" style:parent-style-name="Default">
      <style:table-cell-properties fo:border="0.99pt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bold" style:font-name="Arial" style:text-underline-style="none"/>
    </style:style>
    <style:style style:data-style-name="N134" style:family="table-cell" style:name="ce19" style:parent-style-name="Default">
      <style:table-cell-properties fo:border="0.99pt solid #000000" fo:wrap-option="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bold" style:font-name="Arial" style:text-underline-style="none"/>
    </style:style>
    <style:style style:data-style-name="N134" style:family="table-cell" style:name="ce20" style:parent-style-name="Tabela">
      <style:table-cell-properties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normal" style:font-name="Arial" style:text-underline-style="none"/>
    </style:style>
    <style:style style:data-style-name="N37" style:family="table-cell" style:name="ce21" style:parent-style-name="Default">
      <style:table-cell-properties fo:border="0.99pt solid #000000" fo:wrap-option="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0pt" fo:font-weight="normal" style:font-name="Arial" style:text-underline-style="none"/>
    </style:style>
    <style:style style:data-style-name="N0" style:family="table-cell" style:name="ce22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value-type" style:vertical-align="middle"/>
      <style:text-properties fo:color="#000000" fo:font-size="12pt" fo:font-weight="normal" style:font-name="Arial" style:text-underline-style="none"/>
    </style:style>
    <style:style style:family="table-row" style:name="a99fe86">
      <style:table-row-properties style:row-height="0.3154in"/>
    </style:style>
  </office:automatic-styles>
  <office:body>
    <office:spreadsheet>
      <table:calculation-settings table:precision-as-shown="true"/>
      <table:table table:name="Situação do Cliente" table:print="false" table:style-name="ta1">
        <office:forms form:apply-design-mode="false" form:automatic-focus="false"/>
        <table:table-column table:default-cell-style-name="Default" table:style-name="co1"/>
        <table:table-column table:default-cell-style-name="Default" table:style-name="co2"/>
        <table:table-column table:default-cell-style-name="Default" table:style-name="co3"/>
        <table:table-column table:default-cell-style-name="Default" table:style-name="co4"/>
        <table:table-column table:default-cell-style-name="Default" table:style-name="co5"/>
        <table:table-column table:default-cell-style-name="Default" table:style-name="co6"/>
        <table:table-column table:default-cell-style-name="Default" table:style-name="co1"/>
        <table:table-column table:default-cell-style-name="Default" table:style-name="co7"/>
        <table:table-column table:default-cell-style-name="Default" table:style-name="co8"/>
        <table:table-column table:default-cell-style-name="Default" table:number-columns-repeated="247" table:style-name="co9"/>
        <table:table-header-rows>
          <table:table-row table:style-name="ro1">
            <table:table-cell calcext:value-type="string" office:value-type="string" table:style-name="ce1">
              <text:p>DATA</text:p>
            </table:table-cell>
            <table:table-cell calcext:value-type="string" office:value-type="string" table:style-name="ce6">
              <text:p>NF - SERV. PROD. </text:p>
            </table:table-cell>
            <table:table-cell calcext:value-type="string" office:value-type="string" table:style-name="ce9">
              <text:p>R$</text:p>
            </table:table-cell>
            <table:table-cell table:style-name="ce12"/>
            <table:table-cell calcext:value-type="string" office:value-type="string" table:style-name="ce14">
              <text:p>PAGO</text:p>
            </table:table-cell>
            <table:table-cell calcext:value-type="string" office:value-type="string" table:style-name="ce9">
              <text:p>VALOR</text:p>
            </table:table-cell>
            <table:table-cell calcext:value-type="string" office:value-type="string" table:style-name="ce17">
              <text:p>DATA</text:p>
            </table:table-cell>
            <table:table-cell calcext:value-type="string" office:value-type="string" table:style-name="ce19">
              <text:p>SALDO DEVEDOR</text:p>
            </table:table-cell>
            <table:table-cell calcext:value-type="string" office:value-type="string" table:style-name="ce14">
              <text:p>OBS.:</text:p>
            </table:table-cell>
            <table:table-cell table:number-columns-repeated="247" table:style-name="ce22"/>
          </table:table-row>
        </table:table-header-rows>
        <table:table-row table:style-name="ro2">
          <table:table-cell calcext:value-type="date" office:date-value="2018-08-31" office:value-type="date" table:style-name="ce2">
            <text:p>31/08/2018</text:p>
          </table:table-cell>
          <table:table-cell calcext:value-type="string" office:value-type="string" table:style-name="ce7">
            <text:p>Mens. 08/2018 (A.C.)</text:p>
          </table:table-cell>
          <table:table-cell calcext:value-type="float" office:value="200" office:value-type="float" table:style-name="ce10">
            <text:p>200,00</text:p>
          </table:table-cell>
          <table:table-cell table:style-name="ce13"/>
          <table:table-cell calcext:value-type="string" office:value-type="string" table:style-name="ce15">
            <text:p>pg</text:p>
          </table:table-cell>
          <table:table-cell calcext:value-type="float" office:value="200" office:value-type="float" table:style-name="ce10">
            <text:p>200,00</text:p>
          </table:table-cell>
          <table:table-cell calcext:value-type="date" office:date-value="2018-09-10" office:value-type="date" table:style-name="ce2">
            <text:p>10/09/2018</text:p>
          </table:table-cell>
          <table:table-cell calcext:value-type="float" office:value="0" office:value-type="float" table:formula="of:=[.C2]-[.F2]" table:style-name="ce20">
            <text:p>-</text:p>
          </table:table-cell>
          <table:table-cell table:style-name="ce21"/>
          <table:table-cell table:number-columns-repeated="247" table:style-name="ce22"/>
        </table:table-row>
        <table:table-row table:style-name="ro2">
          <table:table-cell calcext:value-type="date" office:date-value="2018-09-25" office:value-type="date" table:style-name="ce2">
            <text:p>25/09/2018</text:p>
          </table:table-cell>
          <table:table-cell calcext:value-type="string" office:value-type="string" table:style-name="ce7">
            <text:p>NF 11937 - mens. 09/2018</text:p>
          </table:table-cell>
          <table:table-cell calcext:value-type="float" office:value="200" office:value-type="float" table:style-name="ce10">
            <text:p>200,00</text:p>
          </table:table-cell>
          <table:table-cell table:style-name="ce13"/>
          <table:table-cell calcext:value-type="string" office:value-type="string" table:style-name="ce15">
            <text:p>pg</text:p>
          </table:table-cell>
          <table:table-cell calcext:value-type="float" office:value="200" office:value-type="float" table:style-name="ce10">
            <text:p>200,00</text:p>
          </table:table-cell>
          <table:table-cell calcext:value-type="date" office:date-value="2018-10-10" office:value-type="date" table:style-name="ce2">
            <text:p>10/10/2018</text:p>
          </table:table-cell>
          <table:table-cell calcext:value-type="float" office:value="0" office:value-type="float" table:formula="of:=[.C3]-[.F3]" table:style-name="ce20">
            <text:p>-</text:p>
          </table:table-cell>
          <table:table-cell table:style-name="ce21"/>
          <table:table-cell table:number-columns-repeated="247" table:style-name="ce22"/>
        </table:table-row>
        <table:table-row table:style-name="ro2">
          <table:table-cell calcext:value-type="date" office:date-value="2018-10-25" office:value-type="date" table:style-name="ce2">
            <text:p>25/10/2018</text:p>
          </table:table-cell>
          <table:table-cell calcext:value-type="string" office:value-type="string" table:style-name="ce7">
            <text:p>NF 11969 - mens. 10/2018</text:p>
          </table:table-cell>
          <table:table-cell calcext:value-type="float" office:value="200" office:value-type="float" table:style-name="ce10">
            <text:p>200,00</text:p>
          </table:table-cell>
          <table:table-cell table:style-name="ce13"/>
          <table:table-cell calcext:value-type="string" office:value-type="string" table:style-name="ce15">
            <text:p>pg</text:p>
          </table:table-cell>
          <table:table-cell calcext:value-type="float" office:value="200" office:value-type="float" table:style-name="ce10">
            <text:p>200,00</text:p>
          </table:table-cell>
          <table:table-cell calcext:value-type="date" office:date-value="2018-11-08" office:value-type="date" table:style-name="ce2">
            <text:p>08/11/2018</text:p>
          </table:table-cell>
          <table:table-cell calcext:value-type="float" office:value="0" office:value-type="float" table:formula="of:=[.C4]-[.F4]" table:style-name="ce20">
            <text:p>-</text:p>
          </table:table-cell>
          <table:table-cell table:style-name="ce21"/>
          <table:table-cell table:number-columns-repeated="247" table:style-name="ce22"/>
        </table:table-row>
        <table:table-row table:style-name="ro2">
          <table:table-cell calcext:value-type="date" office:date-value="2018-11-29" office:value-type="date" table:style-name="ce2">
            <text:p>29/11/2018</text:p>
          </table:table-cell>
          <table:table-cell calcext:value-type="string" office:value-type="string" table:style-name="ce7">
            <text:p>NF 12001 - mens. 11/2018</text:p>
          </table:table-cell>
          <table:table-cell calcext:value-type="float" office:value="200" office:value-type="float" table:style-name="ce10">
            <text:p>200,00</text:p>
          </table:table-cell>
          <table:table-cell table:style-name="ce13"/>
          <table:table-cell calcext:value-type="string" office:value-type="string" table:style-name="ce15">
            <text:p>pg</text:p>
          </table:table-cell>
          <table:table-cell calcext:value-type="float" office:value="200" office:value-type="float" table:style-name="ce10">
            <text:p>200,00</text:p>
          </table:table-cell>
          <table:table-cell calcext:value-type="date" office:date-value="2018-12-06" office:value-type="date" table:style-name="ce2">
            <text:p>06/12/2018</text:p>
          </table:table-cell>
          <table:table-cell calcext:value-type="float" office:value="0" office:value-type="float" table:formula="of:=[.C5]-[.F5]" table:style-name="ce20">
            <text:p>-</text:p>
          </table:table-cell>
          <table:table-cell table:style-name="ce21"/>
          <table:table-cell table:number-columns-repeated="247" table:style-name="ce22"/>
        </table:table-row>
        <table:table-row table:style-name="ro2">
          <table:table-cell calcext:value-type="date" office:date-value="2018-12-28" office:value-type="date" table:style-name="ce2">
            <text:p>28/12/2018</text:p>
          </table:table-cell>
          <table:table-cell calcext:value-type="string" office:value-type="string" table:style-name="ce7">
            <text:p>NF 12032 - mens. 12/2018</text:p>
          </table:table-cell>
          <table:table-cell calcext:value-type="float" office:value="200" office:value-type="float" table:style-name="ce10">
            <text:p>200,00</text:p>
          </table:table-cell>
          <table:table-cell table:style-name="ce13"/>
          <table:table-cell calcext:value-type="string" office:value-type="string" table:style-name="ce15">
            <text:p>pg</text:p>
          </table:table-cell>
          <table:table-cell calcext:value-type="float" office:value="200" office:value-type="float" table:style-name="ce10">
            <text:p>200,00</text:p>
          </table:table-cell>
          <table:table-cell calcext:value-type="date" office:date-value="2019-01-10" office:value-type="date" table:style-name="ce2">
            <text:p>10/01/2019</text:p>
          </table:table-cell>
          <table:table-cell calcext:value-type="float" office:value="0" office:value-type="float" table:formula="of:=[.C6]-[.F6]" table:style-name="ce20">
            <text:p>-</text:p>
          </table:table-cell>
          <table:table-cell table:style-name="ce21"/>
          <table:table-cell table:number-columns-repeated="247" table:style-name="ce22"/>
        </table:table-row>
        <table:table-row table:style-name="ro2">
          <table:table-cell calcext:value-type="date" office:date-value="2019-01-28" office:value-type="date" table:style-name="ce2">
            <text:p>28/01/2019</text:p>
          </table:table-cell>
          <table:table-cell calcext:value-type="string" office:value-type="string" table:style-name="ce7">
            <text:p>NF 12063 - mens. 01/2019</text:p>
          </table:table-cell>
          <table:table-cell calcext:value-type="float" office:value="200" office:value-type="float" table:style-name="ce10">
            <text:p>200,00</text:p>
          </table:table-cell>
          <table:table-cell table:style-name="ce13"/>
          <table:table-cell calcext:value-type="string" office:value-type="string" table:style-name="ce15">
            <text:p>pg</text:p>
          </table:table-cell>
          <table:table-cell calcext:value-type="float" office:value="200" office:value-type="float" table:style-name="ce10">
            <text:p>200,00</text:p>
          </table:table-cell>
          <table:table-cell calcext:value-type="date" office:date-value="2019-02-05" office:value-type="date" table:style-name="ce2">
            <text:p>05/02/2019</text:p>
          </table:table-cell>
          <table:table-cell calcext:value-type="float" office:value="0" office:value-type="float" table:formula="of:=[.C7]-[.F7]" table:style-name="ce20">
            <text:p>-</text:p>
          </table:table-cell>
          <table:table-cell table:style-name="ce21"/>
          <table:table-cell table:number-columns-repeated="247" table:style-name="ce22"/>
        </table:table-row>
        <table:table-row table:style-name="ro2">
          <table:table-cell calcext:value-type="date" office:date-value="2019-02-28" office:value-type="date" table:style-name="ce2">
            <text:p>28/02/2019</text:p>
          </table:table-cell>
          <table:table-cell calcext:value-type="string" office:value-type="string" table:style-name="ce7">
            <text:p>NF 12093 - mens. 02/2019</text:p>
          </table:table-cell>
          <table:table-cell calcext:value-type="float" office:value="200" office:value-type="float" table:style-name="ce10">
            <text:p>200,00</text:p>
          </table:table-cell>
          <table:table-cell table:style-name="ce13"/>
          <table:table-cell calcext:value-type="string" office:value-type="string" table:style-name="ce15">
            <text:p>pg</text:p>
          </table:table-cell>
          <table:table-cell calcext:value-type="float" office:value="200" office:value-type="float" table:style-name="ce10">
            <text:p>200,00</text:p>
          </table:table-cell>
          <table:table-cell calcext:value-type="date" office:date-value="2019-03-06" office:value-type="date" table:style-name="ce2">
            <text:p>06/03/2019</text:p>
          </table:table-cell>
          <table:table-cell calcext:value-type="float" office:value="0" office:value-type="float" table:formula="of:=[.C8]-[.F8]" table:style-name="ce20">
            <text:p>-</text:p>
          </table:table-cell>
          <table:table-cell table:style-name="ce21"/>
          <table:table-cell table:number-columns-repeated="247" table:style-name="ce22"/>
        </table:table-row>
        <table:table-row table:style-name="ro2">
          <table:table-cell calcext:value-type="date" office:date-value="2019-03-31" office:value-type="date" table:style-name="ce2">
            <text:p>31/03/2019</text:p>
          </table:table-cell>
          <table:table-cell calcext:value-type="string" office:value-type="string" table:style-name="ce7">
            <text:p>NF 12123 - mens. 03/2019</text:p>
          </table:table-cell>
          <table:table-cell calcext:value-type="float" office:value="200" office:value-type="float" table:style-name="ce10">
            <text:p>200,00</text:p>
          </table:table-cell>
          <table:table-cell table:style-name="ce13"/>
          <table:table-cell calcext:value-type="string" office:value-type="string" table:style-name="ce15">
            <text:p>pg</text:p>
          </table:table-cell>
          <table:table-cell calcext:value-type="float" office:value="200" office:value-type="float" table:style-name="ce10">
            <text:p>200,00</text:p>
          </table:table-cell>
          <table:table-cell calcext:value-type="date" office:date-value="2019-04-05" office:value-type="date" table:style-name="ce2">
            <text:p>05/04/2019</text:p>
          </table:table-cell>
          <table:table-cell calcext:value-type="float" office:value="0" office:value-type="float" table:formula="of:=[.C9]-[.F9]" table:style-name="ce20">
            <text:p>-</text:p>
          </table:table-cell>
          <table:table-cell table:style-name="ce21"/>
          <table:table-cell table:number-columns-repeated="247" table:style-name="ce22"/>
        </table:table-row>
        <table:table-row table:style-name="ro2">
          <table:table-cell calcext:value-type="date" office:date-value="2019-04-30" office:value-type="date" table:style-name="ce2">
            <text:p>30/04/2019</text:p>
          </table:table-cell>
          <table:table-cell calcext:value-type="string" office:value-type="string" table:style-name="ce7">
            <text:p>NF 12152 - mens. 04/2019</text:p>
          </table:table-cell>
          <table:table-cell calcext:value-type="float" office:value="200" office:value-type="float" table:style-name="ce10">
            <text:p>200,00</text:p>
          </table:table-cell>
          <table:table-cell table:style-name="ce13"/>
          <table:table-cell calcext:value-type="string" office:value-type="string" table:style-name="ce15">
            <text:p>pg</text:p>
          </table:table-cell>
          <table:table-cell calcext:value-type="float" office:value="200" office:value-type="float" table:style-name="ce10">
            <text:p>200,00</text:p>
          </table:table-cell>
          <table:table-cell calcext:value-type="date" office:date-value="2019-05-06" office:value-type="date" table:style-name="ce2">
            <text:p>06/05/2019</text:p>
          </table:table-cell>
          <table:table-cell calcext:value-type="float" office:value="0" office:value-type="float" table:formula="of:=[.C10]-[.F10]" table:style-name="ce20">
            <text:p>-</text:p>
          </table:table-cell>
          <table:table-cell table:style-name="ce21"/>
          <table:table-cell table:number-columns-repeated="247" table:style-name="ce22"/>
        </table:table-row>
        <table:table-row table:style-name="ro2">
          <table:table-cell calcext:value-type="date" office:date-value="2019-05-31" office:value-type="date" table:style-name="ce2">
            <text:p>31/05/2019</text:p>
          </table:table-cell>
          <table:table-cell calcext:value-type="string" office:value-type="string" table:style-name="ce7">
            <text:p>NF 12180 - mens. 05/2019</text:p>
          </table:table-cell>
          <table:table-cell calcext:value-type="float" office:value="200" office:value-type="float" table:style-name="ce10">
            <text:p>200,00</text:p>
          </table:table-cell>
          <table:table-cell table:style-name="ce13"/>
          <table:table-cell calcext:value-type="string" office:value-type="string" table:style-name="ce15">
            <text:p>pg</text:p>
          </table:table-cell>
          <table:table-cell calcext:value-type="float" office:value="200" office:value-type="float" table:style-name="ce10">
            <text:p>200,00</text:p>
          </table:table-cell>
          <table:table-cell calcext:value-type="date" office:date-value="2019-06-05" office:value-type="date" table:style-name="ce2">
            <text:p>05/06/2019</text:p>
          </table:table-cell>
          <table:table-cell calcext:value-type="float" office:value="0" office:value-type="float" table:formula="of:=[.C11]-[.F11]" table:style-name="ce20">
            <text:p>-</text:p>
          </table:table-cell>
          <table:table-cell table:style-name="ce21"/>
          <table:table-cell table:number-columns-repeated="247" table:style-name="ce22"/>
        </table:table-row>
        <table:table-row table:style-name="ro2">
          <table:table-cell calcext:value-type="date" office:date-value="2019-06-25" office:value-type="date" table:style-name="ce2">
            <text:p>25/06/2019</text:p>
          </table:table-cell>
          <table:table-cell calcext:value-type="string" office:value-type="string" table:style-name="ce7">
            <text:p>NF 12208 - mens. 06/2019</text:p>
          </table:table-cell>
          <table:table-cell calcext:value-type="float" office:value="200" office:value-type="float" table:style-name="ce10">
            <text:p>200,00</text:p>
          </table:table-cell>
          <table:table-cell table:style-name="ce13"/>
          <table:table-cell calcext:value-type="string" office:value-type="string" table:style-name="ce15">
            <text:p>pg</text:p>
          </table:table-cell>
          <table:table-cell calcext:value-type="float" office:value="200" office:value-type="float" table:style-name="ce10">
            <text:p>200,00</text:p>
          </table:table-cell>
          <table:table-cell calcext:value-type="date" office:date-value="2019-07-05" office:value-type="date" table:style-name="ce2">
            <text:p>05/07/2019</text:p>
          </table:table-cell>
          <table:table-cell calcext:value-type="float" office:value="0" office:value-type="float" table:formula="of:=[.C12]-[.F12]" table:style-name="ce20">
            <text:p>-</text:p>
          </table:table-cell>
          <table:table-cell table:style-name="ce21"/>
          <table:table-cell table:number-columns-repeated="247" table:style-name="ce22"/>
        </table:table-row>
        <table:table-row table:style-name="a99fe86">
          <table:table-cell calcext:value-type="date" office:date-value="2019-07-29" office:value-type="date" table:style-name="ce2">
            <text:p>2019-07-29</text:p>
          </table:table-cell>
          <table:table-cell calcext:value-type="string" office:string-value="NF 12236 - mens. 07/2019" office:value-type="string" table:style-name="ce7">
            <text:p>NF 12236 - mens. 07/2019</text:p>
          </table:table-cell>
          <table:table-cell calcext:value-type="float" office:value="200.0" office:value-type="float" table:style-name="ce10">
            <text:p>200.0</text:p>
          </table:table-cell>
          <table:table-cell table:style-name="ce13"/>
          <table:table-cell calcext:value-type="string" office:string-value="não" office:value-type="string" table:style-name="ce15">
            <text:p>não</text:p>
          </table:table-cell>
          <table:table-cell calcext:value-type="float" office:value="0.0" office:value-type="float" table:style-name="ce10">
            <text:p>0.0</text:p>
          </table:table-cell>
          <table:table-cell calcext:value-type="date" office:string-value="" office:value-type="string" table:style-name="ce2">
            <text:p/>
          </table:table-cell>
          <table:table-cell calcext:value-type="float" table:formula="=C13-F13" table:style-name="ce20"/>
          <table:table-cell table:style-name="ce21"/>
          <table:table-cell table:number-columns-repeated="247" table:style-name="ce22"/>
        </table:table-row>
        <table:table-row table:style-name="ro2">
          <table:table-cell table:number-columns-repeated="6" table:style-name="ce3"/>
          <table:table-cell calcext:value-type="string" office:value-type="string" table:style-name="ce18">
            <text:p>TOTAL</text:p>
          </table:table-cell>
          <table:table-cell calcext:value-type="float" office:value="0" office:value-type="float" table:formula="=SUM(H2:H13)" table:style-name="ce9">
            <text:p>-</text:p>
          </table:table-cell>
          <table:table-cell table:style-name="ce21"/>
          <table:table-cell table:number-columns-repeated="247" table:style-name="ce22"/>
        </table:table-row>
        <table:table-row table:style-name="ro2">
          <table:table-cell table:style-name="ce4"/>
          <table:table-cell table:style-name="ce8"/>
          <table:table-cell table:number-columns-repeated="2" table:style-name="ce11"/>
          <table:table-cell table:style-name="ce16"/>
          <table:table-cell table:style-name="ce11"/>
          <table:table-cell table:style-name="ce4"/>
          <table:table-cell table:style-name="ce11"/>
          <table:table-cell/>
          <table:table-cell table:number-columns-repeated="247" table:style-name="ce22"/>
        </table:table-row>
        <table:table-row table:number-rows-repeated="3" table:style-name="ro2">
          <table:table-cell table:style-name="ce5"/>
          <table:table-cell table:style-name="ce8"/>
          <table:table-cell table:number-columns-repeated="2" table:style-name="ce11"/>
          <table:table-cell table:style-name="ce16"/>
          <table:table-cell table:style-name="ce11"/>
          <table:table-cell table:style-name="ce4"/>
          <table:table-cell table:style-name="ce11"/>
          <table:table-cell table:style-name="ce16"/>
          <table:table-cell table:number-columns-repeated="247" table:style-name="ce22"/>
        </table:table-row>
        <table:table-row table:number-rows-repeated="31971" table:style-name="ro2">
          <table:table-cell table:style-name="ce4"/>
          <table:table-cell table:style-name="ce8"/>
          <table:table-cell table:number-columns-repeated="2" table:style-name="ce11"/>
          <table:table-cell table:style-name="ce16"/>
          <table:table-cell table:style-name="ce11"/>
          <table:table-cell table:style-name="ce4"/>
          <table:table-cell table:style-name="ce11"/>
          <table:table-cell table:style-name="ce16"/>
          <table:table-cell table:number-columns-repeated="247" table:style-name="ce22"/>
        </table:table-row>
        <table:table-row table:number-rows-repeated="33538" table:style-name="ro2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  <table:database-ranges>
        <table:database-range table:contains-header="false" table:name="__Anonymous_Sheet_DB__0" table:target-range-address="'Situação do Cliente'.A2:'Situação do Cliente'.AMJ2">
          <table:sort>
            <table:sort-by table:data-type="automatic" table:field-number="0"/>
            <table:sort-by table:data-type="automatic"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1" svg:font-family="Arial"/>
    <style:font-face style:font-family-generic="swiss" style:name="Arial" svg:font-family="Arial"/>
    <style:font-face style:font-pitch="variable" style:name="Arial Unicode MS" svg:font-family="'Arial Unicode MS'"/>
    <style:font-face style:font-pitch="variable" style:name="HG Mincho Light J" svg:font-family="'HG Mincho Light J'"/>
    <style:font-face style:font-family-generic="swiss" style:font-pitch="variable" style:name="Albany" svg:font-family="Albany"/>
    <style:font-face style:font-family-generic="swiss" style:font-pitch="variable" style:name="Arial2" svg:font-family="Arial"/>
    <style:font-face style:font-adornments="Regular" style:font-family-generic="swiss" style:font-pitch="variable" style:name="Arial3" svg:font-family="Arial"/>
    <style:font-face style:font-family-generic="swiss" style:font-pitch="variable" style:name="Liberation Sans" svg:font-family="'Liberation Sans'"/>
    <style:font-face style:font-family-generic="system" style:font-pitch="variable" style:name="DejaVu Sans" svg:font-family="'DejaVu Sans'"/>
  </office:font-face-decls>
  <office:styles>
    <style:default-style style:family="table-cell">
      <style:table-cell-properties style:decimal-places="2"/>
      <style:paragraph-properties style:tab-stop-distance="12.5mm"/>
      <style:text-properties fo:country="PT" fo:language="pt" style:country-asian="BR" style:country-complex="BR" style:font-name="Albany" style:font-name-asian="HG Mincho Light J" style:font-name-complex="Arial Unicode MS" style:language-asian="pt" style:language-complex="pt"/>
    </style:default-style>
    <number:number-style style:name="N0">
      <number:number number:min-integer-digits="1"/>
    </number:number-style>
    <number:currency-style style:name="N108P0" style:volatile="true">
      <number:currency-symbol number:country="BR" number:language="pt">R$</number:currency-symbol>
      <number:number loext:min-decimal-places="2" number:decimal-places="2" number:grouping="true" number:min-integer-digits="1"/>
    </number:currency-style>
    <number:currency-style style:name="N108">
      <style:text-properties fo:color="#ff0000"/>
      <number:text>(</number:text>
      <number:currency-symbol number:country="BR" number:language="pt">R$</number:currency-symbol>
      <number:number loext:min-decimal-places="2" number:decimal-places="2" number:grouping="true" number:min-integer-digits="1"/>
      <number:text>)</number:text>
      <style:map style:apply-style-name="N108P0" style:condition="value()&gt;=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loext:min-decimal-places="0" number:decimal-places="0" number:grouping="true" number:min-integer-digits="1"/>
      <number:text> </number:text>
    </number:number-style>
    <number:number-style style:name="N117">
      <number:text>-</number:text>
      <number:number loext:min-decimal-places="0" number:decimal-places="0" number:grouping="true" number:min-integer-digits="1"/>
      <number:text> </number:text>
      <style:map style:apply-style-name="N117P0" style:condition="value()&gt;=0"/>
    </number:number-style>
    <number:number-style style:name="N118P0" style:volatile="true">
      <number:number loext:min-decimal-places="0" number:decimal-places="0" number:grouping="true" number:min-integer-digits="1"/>
      <number:text> </number:text>
    </number:number-style>
    <number:number-style style:name="N118">
      <style:text-properties fo:color="#ff0000"/>
      <number:text>-</number:text>
      <number:number loext:min-decimal-places="0" number:decimal-places="0" number:grouping="true" number:min-integer-digits="1"/>
      <number:text> </number:text>
      <style:map style:apply-style-name="N118P0" style:condition="value()&gt;=0"/>
    </number:number-style>
    <number:number-style style:name="N120P0" style:volatile="true">
      <number:number loext:min-decimal-places="2" number:decimal-places="2" number:grouping="true" number:min-integer-digits="1"/>
      <number:text> </number:text>
    </number:number-style>
    <number:number-style style:name="N120">
      <number:text>-</number:text>
      <number:number loext:min-decimal-places="2" number:decimal-places="2" number:grouping="true" number:min-integer-digits="1"/>
      <number:text> </number:text>
      <style:map style:apply-style-name="N120P0" style:condition="value()&gt;=0"/>
    </number:number-style>
    <number:number-style style:name="N121P0" style:volatile="true">
      <number:number loext:min-decimal-places="2" number:decimal-places="2" number:grouping="true" number:min-integer-digits="1"/>
      <number:text> </number:text>
    </number:number-style>
    <number:number-style style:name="N121">
      <style:text-properties fo:color="#ff0000"/>
      <number:text>-</number:text>
      <number:number loext:min-decimal-places="2" number:decimal-places="2" number:grouping="true" number:min-integer-digits="1"/>
      <number:text> </number:text>
      <style:map style:apply-style-name="N121P0" style:condition="value()&gt;=0"/>
    </number:number-style>
    <number:time-style style:name="N122">
      <number:minutes number:style="long"/>
      <number:text>:</number:text>
      <number:seconds number:style="long"/>
    </number:time-style>
    <number:time-style number:truncate-on-overflow="false" style:name="N123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,</number:text>
    </number:time-style>
    <number:number-style style:name="N125">
      <number:scientific-number loext:exponent-interval="1" loext:forced-exponent-sign="true" loext:min-decimal-places="1" number:decimal-places="1" number:min-exponent-digits="1" number:min-integer-digits="1"/>
    </number:number-style>
    <number:number-style style:name="N127P0" style:volatile="true">
      <number:text>R$""""""""""""""""""""""""""""""""""""""""""""""""""</number:text>
    </number:number-style>
    <number:number-style style:name="N127">
      <number:text>(R$""""""""""""""""""""""""""""""""""""""""""""""""""</number:text>
      <style:map style:apply-style-name="N127P0" style:condition="value()&gt;=0"/>
    </number:number-style>
    <number:number-style style:name="N128P0" style:volatile="true">
      <number:text>R$""""""""""""""""""""""""""""""""""""""""""""""""""</number:text>
    </number:number-style>
    <number:number-style style:name="N128">
      <style:text-properties fo:color="#ff0000"/>
      <number:text>(R$""""""""""""""""""""""""""""""""""""""""""""""""""</number:text>
      <style:map style:apply-style-name="N128P0" style:condition="value()&gt;=0"/>
    </number:number-style>
    <number:number-style style:name="N130P0" style:volatile="true">
      <number:text>R$""""""""""""""""""""""""""""""""""""""""""""""""""</number:text>
    </number:number-style>
    <number:number-style style:name="N130P1" style:volatile="true">
      <number:text>R$(""""""""""""""""""""""""""""""""""""""""""""""""""</number:text>
    </number:number-style>
    <number:number-style style:name="N130">
      <number:text>R$-""""""""""""""""""""""""""""""""""""""""""""""""""</number:text>
      <style:map style:apply-style-name="N130P0" style:condition="value()&gt;0"/>
      <style:map style:apply-style-name="N130P1" style:condition="value()&lt;0"/>
    </number:number-style>
    <number:number-style style:name="N132P0" style:volatile="true">
      <number:number loext:min-decimal-places="0" number:decimal-places="0" number:grouping="true" number:min-integer-digits="1"/>
    </number:number-style>
    <number:number-style style:name="N132P1" style:volatile="true">
      <number:text>(</number:text>
      <number:number loext:min-decimal-places="0" number:decimal-places="0" number:grouping="true" number:min-integer-digits="1"/>
      <number:text>)</number:text>
    </number:number-style>
    <number:number-style style:name="N132">
      <number:text>-</number:text>
      <style:map style:apply-style-name="N132P0" style:condition="value()&gt;0"/>
      <style:map style:apply-style-name="N132P1" style:condition="value()&lt;0"/>
    </number:number-style>
    <number:number-style style:name="N134P0" style:volatile="true">
      <number:number loext:min-decimal-places="2" number:decimal-places="2" number:grouping="true" number:min-integer-digits="1"/>
    </number:number-style>
    <number:number-style style:name="N134P1" style:volatile="true">
      <number:text>(</number:text>
      <number:number loext:min-decimal-places="2" number:decimal-places="2" number:grouping="true" number:min-integer-digits="1"/>
      <number:text>)</number:text>
    </number:number-style>
    <number:number-style style:name="N134">
      <number:text>-</number:text>
      <number:number loext:min-decimal-places="0" number:decimal-places="0" number:min-integer-digits="0"/>
      <style:map style:apply-style-name="N134P0" style:condition="value()&gt;0"/>
      <style:map style:apply-style-name="N134P1" style:condition="value()&lt;0"/>
    </number:number-style>
    <number:date-style style:name="N135">
      <number:month number:style="long"/>
      <number:text>/</number:text>
      <number:year number:style="long"/>
    </number:date-style>
    <number:number-style style:name="N137P0" style:volatile="true">
      <number:text>R$""""""""""""""""""""""""""""""""</number:text>
      <number:number loext:min-decimal-places="0" number:decimal-places="0" number:grouping="true" number:min-integer-digits="1"/>
    </number:number-style>
    <number:number-style style:name="N137">
      <number:text>(R$""""""""""""""""""""""""""""""""</number:text>
      <number:number loext:min-decimal-places="0" number:decimal-places="0" number:grouping="true" number:min-integer-digits="1"/>
      <number:text>)</number:text>
      <style:map style:apply-style-name="N137P0" style:condition="value()&gt;=0"/>
    </number:number-style>
    <number:number-style style:name="N138P0" style:volatile="true">
      <number:text>R$""""""""""""""""""""""""""""""""</number:text>
      <number:number loext:min-decimal-places="0" number:decimal-places="0" number:grouping="true" number:min-integer-digits="1"/>
    </number:number-style>
    <number:number-style style:name="N138">
      <style:text-properties fo:color="#ff0000"/>
      <number:text>(R$""""""""""""""""""""""""""""""""</number:text>
      <number:number loext:min-decimal-places="0" number:decimal-places="0" number:grouping="true" number:min-integer-digits="1"/>
      <number:text>)</number:text>
      <style:map style:apply-style-name="N138P0" style:condition="value()&gt;=0"/>
    </number:number-style>
    <number:number-style style:name="N140P0" style:volatile="true">
      <number:text>R$""""""""""""""""""""""""""""""""</number:text>
      <number:number loext:min-decimal-places="2" number:decimal-places="2" number:grouping="true" number:min-integer-digits="1"/>
    </number:number-style>
    <number:number-style style:name="N140">
      <number:text>(R$""""""""""""""""""""""""""""""""</number:text>
      <number:number loext:min-decimal-places="2" number:decimal-places="2" number:grouping="true" number:min-integer-digits="1"/>
      <number:text>)</number:text>
      <style:map style:apply-style-name="N140P0" style:condition="value()&gt;=0"/>
    </number:number-style>
    <number:number-style style:name="N141P0" style:volatile="true">
      <number:text>R$""""""""""""""""""""""""""""""""</number:text>
      <number:number loext:min-decimal-places="2" number:decimal-places="2" number:grouping="true" number:min-integer-digits="1"/>
    </number:number-style>
    <number:number-style style:name="N141">
      <style:text-properties fo:color="#ff0000"/>
      <number:text>(R$""""""""""""""""""""""""""""""""</number:text>
      <number:number loext:min-decimal-places="2" number:decimal-places="2" number:grouping="true" number:min-integer-digits="1"/>
      <number:text>)</number:text>
      <style:map style:apply-style-name="N141P0" style:condition="value()&gt;=0"/>
    </number:number-style>
    <number:number-style style:name="N143P0" style:volatile="true">
      <number:text>R$""""""""""""""""""""""""""""""""</number:text>
      <number:number loext:min-decimal-places="0" number:decimal-places="0" number:grouping="true" number:min-integer-digits="1"/>
    </number:number-style>
    <number:number-style style:name="N143P1" style:volatile="true">
      <number:text>R$(""""""""""""""""""""""""""""""""</number:text>
      <number:number loext:min-decimal-places="0" number:decimal-places="0" number:grouping="true" number:min-integer-digits="1"/>
      <number:text>)</number:text>
    </number:number-style>
    <number:number-style style:name="N143">
      <number:text>R$-""""""""""""""""""""""""""""""""</number:text>
      <style:map style:apply-style-name="N143P0" style:condition="value()&gt;0"/>
      <style:map style:apply-style-name="N143P1" style:condition="value()&lt;0"/>
    </number:number-style>
    <number:number-style style:name="N145P0" style:volatile="true">
      <number:text>R$""""""""""""""""""""""""""""""""</number:text>
      <number:number loext:min-decimal-places="2" number:decimal-places="2" number:grouping="true" number:min-integer-digits="1"/>
    </number:number-style>
    <number:number-style style:name="N145P1" style:volatile="true">
      <number:text>R$(""""""""""""""""""""""""""""""""</number:text>
      <number:number loext:min-decimal-places="2" number:decimal-places="2" number:grouping="true" number:min-integer-digits="1"/>
      <number:text>)</number:text>
    </number:number-style>
    <number:number-style style:name="N145">
      <number:text>R$-""""""""""""""""""""""""""""""""</number:text>
      <number:number loext:min-decimal-places="0" number:decimal-places="0" number:min-integer-digits="0"/>
      <style:map style:apply-style-name="N145P0" style:condition="value()&gt;0"/>
      <style:map style:apply-style-name="N145P1" style:condition="value()&lt;0"/>
    </number:number-style>
    <style:style style:family="table-cell" style:name="Default"/>
    <style:style style:family="table-cell" style:name="Result" style:parent-style-name="Default">
      <style:text-properties fo:font-style="italic" fo:font-weight="bold" style:text-underline-color="font-color" style:text-underline-style="solid" style:text-underline-width="auto"/>
    </style:style>
    <style:style style:data-style-name="N108" style:family="table-cell" style:name="Result2" style:parent-style-name="Result"/>
    <style:style style:family="table-cell" style:name="Heading" style:parent-style-name="Default">
      <style:table-cell-properties style:repeat-content="false" style:text-align-source="fix"/>
      <style:paragraph-properties fo:text-align="center"/>
      <style:text-properties fo:font-size="16pt" fo:font-style="italic" fo:font-weight="bold"/>
    </style:style>
    <style:style style:family="table-cell" style:name="Heading1" style:parent-style-name="Heading">
      <style:table-cell-properties style:direction="ltr" style:rotation-angle="90"/>
    </style:style>
    <style:style style:family="table-cell" style:name="Tabela" style:parent-style-name="Default">
      <style:table-cell-properties fo:border="0.99pt solid #000000"/>
    </style:style>
    <style:style style:family="table-cell" style:name="Separador" style:parent-style-name="Tabela">
      <style:table-cell-properties fo:background-color="transparent" fo:border-bottom="none" fo:border-left="0.99pt solid #000000" fo:border-right="0.99pt solid #000000" fo:border-top="none"/>
    </style:style>
  </office:styles>
  <office:automatic-styles>
    <style:page-layout style:name="Mpm1">
      <style:page-layout-properties fo:margin-bottom="14.99mm" fo:margin-left="10mm" fo:margin-right="20mm" fo:margin-top="4.99mm" fo:page-height="210.01mm" fo:page-width="297mm" style:num-format="1" style:print-orientation="landscape" style:table-centering="horizontal"/>
      <style:header-style>
        <style:header-footer-properties fo:margin-bottom="2.5mm" fo:margin-left="0mm" fo:margin-right="10mm" fo:min-height="12.51mm"/>
      </style:header-style>
      <style:footer-style>
        <style:header-footer-properties fo:margin-left="0mm" fo:margin-right="0mm" fo:margin-top="2.5mm" fo:min-height="12.51mm"/>
      </style:footer-style>
    </style:page-layout>
    <style:page-layout style:name="Mpm2">
      <style:header-style>
        <style:header-footer-properties fo:background-color="#c0c0c0" fo:border="2.49pt solid #000000" fo:margin-bottom="2.5mm" fo:margin-left="0mm" fo:margin-right="0mm" fo:min-height="7.51mm" fo:padding="0.18mm">
          <style:background-image/>
        </style:header-footer-properties>
      </style:header-style>
      <style:footer-style>
        <style:header-footer-properties fo:background-color="#c0c0c0" fo:border="2.49pt solid #000000" fo:margin-left="0mm" fo:margin-right="0mm" fo:margin-top="2.5mm" fo:min-height="7.51mm" fo:padding="0.18mm">
          <style:background-image/>
        </style:header-footer-properties>
      </style:footer-style>
    </style:page-layout>
    <style:style style:family="text" style:name="MT1">
      <style:text-properties fo:color="#000000" fo:font-size="12pt" fo:font-style="normal" fo:font-weight="bold" fo:letter-spacing="normal" fo:text-shadow="none" style:font-name="Arial2" style:letter-kerning="false" style:text-line-through-mode="continuous" style:text-line-through-style="none" style:text-line-through-type="none" style:text-outline="false" style:text-overline-mode="continuous" style:text-position="0% 100%" style:text-scale="0%" style:text-underline-mode="continuous" style:text-underline-style="none"/>
    </style:style>
    <style:style style:family="text" style:name="MT2">
      <style:text-properties fo:color="#000000" fo:font-size="12pt" fo:font-style="normal" fo:font-weight="normal" fo:letter-spacing="normal" fo:text-shadow="none" style:font-name="Arial2" style:letter-kerning="false" style:text-line-through-mode="continuous" style:text-line-through-style="none" style:text-line-through-type="none" style:text-outline="false" style:text-overline-mode="continuous" style:text-position="0% 100%" style:text-scale="0%" style:text-underline-mode="continuous" style:text-underline-style="none"/>
    </style:style>
    <style:style style:family="text" style:name="MT3">
      <style:text-properties fo:color="#000000" fo:country="PT" fo:font-size="14pt" fo:font-style="normal" fo:font-weight="bold" fo:language="pt" fo:letter-spacing="normal" fo:text-shadow="none" style:country-asian="BR" style:country-complex="BR" style:font-name="Arial2" style:font-name-asian="HG Mincho Light J" style:font-name-complex="Arial Unicode MS" style:font-relief="none" style:font-size-asian="10pt" style:font-size-complex="10pt" style:font-style-asian="normal" style:font-style-complex="normal" style:font-weight-asian="normal" style:font-weight-complex="normal" style:language-asian="pt" style:language-complex="pt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0%" style:text-underline-mode="continuous" style:text-underline-style="none"/>
    </style:style>
    <style:style style:family="text" style:name="MT4">
      <style:text-properties fo:color="#000000" fo:font-size="14pt" fo:font-style="normal" fo:font-weight="bold" fo:letter-spacing="normal" fo:text-shadow="none" style:font-name="Arial2" style:letter-kerning="false" style:text-line-through-mode="continuous" style:text-line-through-style="none" style:text-line-through-type="none" style:text-outline="false" style:text-overline-mode="continuous" style:text-position="0% 100%" style:text-scale="0%" style:text-underline-mode="continuous" style:text-underline-style="none"/>
    </style:style>
    <style:style style:family="text" style:name="MT5">
      <style:text-properties fo:font-size="12pt" style:font-name="Arial3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Posição Atual</text:span></text:p>
          <text:p><text:span text:style-name="MT2"><text:date style:data-style-name="N2" text:date-value="2019-07-17">00/00/0000</text:date></text:span><text:span text:style-name="MT2"><text:s/>- </text:span><text:span text:style-name="MT2"><text:time style:data-style-name="N2" text:time-value="17:58:33.489901284">00:00:00</text:time></text:span><text:span text:style-name="MT2"><text:s/></text:span></text:p>
        </style:region-center>
        <style:region-right>
          <text:p><text:span text:style-name="MT4">Ass. Prop. Rec. Res. Lagos Verdes de Ibiúna</text:span></text:p>
          <text:p><text:span text:style-name="MT2">Edna - Fone (15) 98128-5507</text:span></text:p>
        </style:region-right>
      </style:header>
      <style:header-lef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Ass. Prop. Rec. Res. Lagos Verdes de Ibiúna</text:span></text:p>
          <text:p>Página <text:page-number>1</text:page-number><text:s/>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7">00/00/0000</text:date>, <text:time style:data-style-name="N2" text:time-value="17:58:33.49373182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Linux_X86_64 LibreOffice_project/f7f06a8f319e4b62f9bc5095aa112a65d2f3ac89</meta:generator>
    <meta:initial-creator>Carlos Augusto Marcicano</meta:initial-creator>
    <meta:creation-date>2000-10-16T15:02:47</meta:creation-date>
    <dc:date>2019-07-17T18:05:56.099643158</dc:date>
    <meta:print-date>2018-09-12T16:06:08.789113996</meta:print-date>
    <dc:language>pt-PT</dc:language>
    <meta:editing-cycles>771</meta:editing-cycles>
    <meta:editing-duration>P3DT21H11M4S</meta:editing-duration>
    <meta:document-statistic meta:table-count="1" meta:cell-count="87" meta:object-count="0"/>
    <meta:user-defined meta:name="Info 0"/>
    <meta:user-defined meta:name="Info 1"/>
    <meta:user-defined meta:name="Info 2"/>
    <meta:user-defined meta:name="Info 3"/>
  </office:meta>
</office:document-meta>
</file>